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start="" draw:marker-start-width="0.1cm" draw:marker-end="Arrow_20_concave" draw:marker-end-width="0.15cm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" draw:marker-start-width="0.1cm" draw:marker-end="Arrow_20_concave" draw:marker-end-width="0.15cm" draw:fill="none" draw:textarea-vertical-align="middle"/>
    </style:style>
    <style:style style:name="gr3" style:family="graphic" style:parent-style-name="objectwitharrow">
      <style:graphic-properties draw:stroke="none" svg:stroke-color="#000000" draw:marker-start="" draw:marker-start-width="0.1cm" draw:marker-end="Arrow_20_concave" draw:marker-end-width="0.15cm" draw:fill="none" draw:fill-color="#ffffff" fo:min-height="0.743cm"/>
    </style:style>
    <style:style style:name="gr4" style:family="graphic" style:parent-style-name="objectwitharrow">
      <style:graphic-properties draw:stroke="none" svg:stroke-color="#000000" draw:marker-start="" draw:marker-start-width="0.1cm" draw:marker-end="Arrow_20_concave" draw:marker-end-width="0.15cm" draw:fill="none" draw:fill-color="#ffffff" fo:min-height="0.386cm"/>
    </style:style>
    <style:style style:name="gr5" style:family="graphic" style:parent-style-name="objectwithoutfill">
      <style:graphic-properties draw:stroke="solid" draw:marker-start="" draw:marker-start-width="0.1cm" draw:marker-end="Arrow_20_concave" draw:marker-end-width="0.15cm" draw:fill="none" draw:textarea-vertical-align="middle"/>
    </style:style>
    <style:style style:name="gr6" style:family="graphic" style:parent-style-name="objectwitharrow">
      <style:graphic-properties draw:stroke="none" svg:stroke-color="#000000" draw:marker-start="" draw:marker-start-width="0.1cm" draw:marker-end="Arrow_20_concave" draw:marker-end-width="0.15cm" draw:fill="none" draw:fill-color="#ffffff" fo:min-height="0.299cm"/>
    </style:style>
    <style:style style:name="gr7" style:family="graphic" style:parent-style-name="objectwitharrow">
      <style:graphic-properties draw:stroke="none" svg:stroke-color="#000000" draw:marker-start="" draw:marker-start-width="0.1cm" draw:marker-end="Arrow_20_concave" draw:marker-end-width="0.15cm" draw:fill="none" draw:fill-color="#ffffff" fo:min-height="0.388cm"/>
    </style:style>
    <style:style style:name="gr8" style:family="graphic" style:parent-style-name="objectwitharrow">
      <style:graphic-properties draw:stroke="none" svg:stroke-color="#000000" draw:marker-start="" draw:marker-start-width="0.1cm" draw:marker-end="Arrow_20_concave" draw:marker-end-width="0.15cm" draw:fill="none" draw:fill-color="#ffffff" fo:min-height="0.65cm"/>
    </style:style>
    <style:style style:name="gr9" style:family="graphic" style:parent-style-name="objectwitharrow">
      <style:graphic-properties draw:stroke="none" svg:stroke-color="#000000" draw:marker-start="" draw:marker-start-width="0.1cm" draw:marker-end="Arrow_20_concave" draw:marker-end-width="0.15cm" draw:fill="none" draw:fill-color="#ffffff" fo:min-height="0.064cm"/>
    </style:style>
    <style:style style:name="gr10" style:family="graphic" style:parent-style-name="objectwitharrow">
      <style:graphic-properties draw:stroke="none" svg:stroke-color="#000000" draw:marker-start="" draw:marker-start-width="0.1cm" draw:marker-end="Arrow_20_concave" draw:marker-end-width="0.15cm" draw:fill="none" draw:fill-color="#ffffff" fo:min-height="0.264cm"/>
    </style:style>
    <style:style style:name="gr11" style:family="graphic" style:parent-style-name="objectwitharrow">
      <style:graphic-properties draw:stroke="none" svg:stroke-color="#000000" draw:marker-start="" draw:marker-start-width="0.1cm" draw:marker-end="Arrow_20_concave" draw:marker-end-width="0.15cm" draw:fill="none" draw:fill-color="#ffffff" fo:min-height="0.387cm"/>
    </style:style>
    <style:style style:name="gr12" style:family="graphic" style:parent-style-name="objectwitharrow">
      <style:graphic-properties draw:stroke="none" svg:stroke-color="#000000" draw:marker-start="" draw:marker-start-width="0.1cm" draw:marker-end="Arrow_20_concave" draw:marker-end-width="0.15cm" draw:fill="none" draw:fill-color="#ffffff" fo:min-height="0.325cm"/>
    </style:style>
    <style:style style:name="gr13" style:family="graphic" style:parent-style-name="objectwitharrow">
      <style:graphic-properties draw:stroke="none" svg:stroke-color="#000000" draw:marker-start="" draw:marker-start-width="0.1cm" draw:marker-end="Arrow_20_concave" draw:marker-end-width="0.15cm" draw:fill="none" draw:fill-color="#ffffff" fo:min-height="0.378cm"/>
    </style:style>
    <style:style style:name="gr14" style:family="graphic" style:parent-style-name="objectwitharrow">
      <style:graphic-properties draw:stroke="none" svg:stroke-color="#000000" draw:marker-start="" draw:marker-start-width="0.1cm" draw:marker-end="Arrow_20_concave" draw:marker-end-width="0.15cm" draw:fill="none" draw:fill-color="#ffffff" fo:min-height="0.232cm"/>
    </style:style>
    <style:style style:name="gr15" style:family="graphic" style:parent-style-name="objectwitharrow">
      <style:graphic-properties draw:stroke="none" svg:stroke-color="#000000" draw:marker-start="" draw:marker-start-width="0.1cm" draw:marker-end="Arrow_20_concave" draw:marker-end-width="0.15cm" draw:fill="none" draw:fill-color="#ffffff" fo:min-height="0.432cm"/>
    </style:style>
    <style:style style:name="gr16" style:family="graphic" style:parent-style-name="objectwitharrow">
      <style:graphic-properties draw:stroke="none" svg:stroke-color="#000000" draw:marker-start="" draw:marker-start-width="0.1cm" draw:marker-end="Arrow_20_concave" draw:marker-end-width="0.15cm" draw:fill="none" draw:fill-color="#ffffff" fo:min-height="0.297cm"/>
    </style:style>
    <style:style style:name="gr17" style:family="graphic" style:parent-style-name="objectwithoutfill">
      <style:graphic-properties draw:stroke="solid" draw:marker-end="Arrow_20_concave" draw:marker-end-width="0.15cm" draw:fill="none" draw:textarea-vertical-align="middle"/>
    </style:style>
    <style:style style:name="gr18" style:family="graphic" style:parent-style-name="objectwitharrow">
      <style:graphic-properties draw:stroke="none" svg:stroke-color="#000000" draw:marker-start="" draw:marker-start-width="0.1cm" draw:marker-end="Arrow_20_concave" draw:marker-end-width="0.15cm" draw:fill="none" draw:fill-color="#ffffff" fo:min-height="1.481cm"/>
    </style:style>
    <style:style style:name="gr19" style:family="graphic" style:parent-style-name="objectwitharrow">
      <style:graphic-properties draw:stroke="none" svg:stroke-color="#000000" draw:marker-start="" draw:marker-start-width="0.1cm" draw:marker-end="Arrow_20_concave" draw:marker-end-width="0.15cm" draw:fill="none" draw:fill-color="#ffffff" fo:min-height="0.314cm"/>
    </style:style>
    <style:style style:name="gr20" style:family="graphic" style:parent-style-name="standard">
      <style:graphic-properties draw:stroke="none" svg:stroke-color="#000000" draw:fill="none" draw:fill-color="#ffffff" fo:min-height="0.45cm"/>
    </style:style>
    <style:style style:name="gr21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3pt" style:font-weight-asian="normal" style:font-size-complex="13pt"/>
    </style:style>
    <style:style style:name="P3" style:family="paragraph">
      <style:paragraph-properties fo:text-align="center"/>
      <style:text-properties fo:font-size="8pt" style:font-weight-asian="normal"/>
    </style:style>
    <style:style style:name="P4" style:family="paragraph">
      <style:text-properties fo:font-size="8pt" style:font-size-asian="13pt" style:font-weight-asian="normal" style:font-size-complex="13pt"/>
    </style:style>
    <style:style style:name="P5" style:family="paragraph">
      <style:paragraph-properties fo:text-align="star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13pt" style:font-weight-asian="normal" style:font-size-complex="13pt"/>
    </style:style>
    <style:style style:name="T2" style:family="text">
      <style:text-properties fo:font-size="8pt" fo:text-shadow="none" fo:font-weight="bold" style:font-size-asian="13pt" style:font-weight-asian="bold" style:font-size-complex="13pt" style:font-weight-complex="bold"/>
    </style:style>
    <style:style style:name="T3" style:family="text">
      <style:text-properties fo:font-family="Arial" style:font-style-name="Regular" style:font-family-generic="swiss" fo:font-size="10pt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style:style style:name="T4" style:family="text">
      <style:text-properties fo:font-family="Arial" style:font-family-generic="roman" style:font-pitch="variable" fo:font-size="10pt" style:font-family-asian="Arial" style:font-style-name-asian="Regular" style:font-family-generic-asian="swiss" style:font-size-asian="10pt" style:font-family-complex="Arial" style:font-style-name-complex="Regular" style:font-family-generic-complex="swiss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404cm" svg:height="1.353cm" svg:x="18.335cm" svg:y="4.022cm">
          <text:p text:style-name="P1"><text:span text:style-name="T1">New remote control comman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3.069cm" svg:height="0.859cm" svg:x="19.504cm" svg:y="1.075cm">
          <text:p text:style-name="P1"><text:span text:style-name="T1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5.342cm" svg:height="0.8cm" svg:x="18.365cm" svg:y="2.425cm">
          <text:p text:style-name="P1"><text:span text:style-name="T1">Initialize and load runtime</text:span></text:p>
          <text:p text:style-name="P1"><text:span text:style-name="T1"><text:s/></text:span><text:span text:style-name="T1">data from EEPR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1.039cm" svg:y1="1.934cm" svg:x2="21.036cm" svg:y2="2.425cm" draw:start-shape="id1" draw:start-glue-point="8" draw:end-shape="id2" draw:end-glue-point="0" svg:d="m21039 1934v246h-3v245">
          <text:p/>
        </draw:connector>
        <draw:connector draw:style-name="gr2" draw:text-style-name="P3" xml:id="id69" draw:id="id69" draw:layer="layout" svg:x1="21.036cm" svg:y1="3.225cm" svg:x2="21.037cm" svg:y2="4.022cm" draw:start-shape="id2" draw:start-glue-point="2" draw:end-shape="id3" draw:end-glue-point="4" svg:d="m21036 3225v399h1v398">
          <text:p/>
        </draw:connector>
        <draw:custom-shape draw:style-name="gr1" draw:text-style-name="P2" xml:id="id4" draw:id="id4" draw:layer="layout" svg:width="5.342cm" svg:height="0.801cm" svg:x="18.365cm" svg:y="5.863cm">
          <text:p text:style-name="P1"><text:span text:style-name="T1">Error check and command decoding,</text:span></text:p>
          <text:p text:style-name="P1"><text:span text:style-name="T1">Select new mode and function if chang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21.037cm" svg:y1="5.375cm" svg:x2="21.036cm" svg:y2="5.863cm" draw:start-shape="id3" draw:start-glue-point="6" draw:end-shape="id4" draw:end-glue-point="0" svg:d="m21037 5375v244h-1v244">
          <text:p/>
        </draw:connector>
        <draw:custom-shape draw:style-name="gr1" draw:text-style-name="P2" xml:id="id5" draw:id="id5" draw:layer="layout" svg:width="5.404cm" svg:height="1.351cm" svg:x="18.335cm" svg:y="7.337cm">
          <text:p text:style-name="P1"><text:span text:style-name="T1">Mode Selecto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xml:id="id6" draw:id="id6" draw:layer="layout" svg:x1="21.036cm" svg:y1="6.664cm" svg:x2="21.037cm" svg:y2="7.337cm" draw:start-shape="id4" draw:start-glue-point="2" draw:end-shape="id5" draw:end-glue-point="4" svg:d="m21036 6664v336h1v337">
          <text:p/>
        </draw:connector>
        <draw:custom-shape draw:style-name="gr1" draw:text-style-name="P2" xml:id="id13" draw:id="id13" draw:layer="layout" svg:width="5.341cm" svg:height="0.798cm" svg:x="1cm" svg:y="8.6cm">
          <text:p text:style-name="P1"><text:span text:style-name="T1">Programming/setup m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5.341cm" svg:height="0.798cm" svg:x="18.365cm" svg:y="9.24cm">
          <text:p text:style-name="P1"><text:span text:style-name="T1">Manual function 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4.541cm" svg:height="0.798cm" svg:x="36.586cm" svg:y="8.602cm">
          <text:p text:style-name="P1"><text:span text:style-name="T1">Auto color fading (dimming) m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.045cm" svg:height="0.993cm" svg:x="21.099cm" svg:y="5.334cm">
          <draw:text-box>
            <text:p><text:span text:style-name="T1">Yes</text:span></text:p>
          </draw:text-box>
        </draw:frame>
        <draw:frame draw:style-name="gr4" draw:text-style-name="P4" draw:layer="layout" svg:width="1.043cm" svg:height="0.636cm" svg:x="23.739cm" svg:y="4.23cm">
          <draw:text-box>
            <text:p><text:span text:style-name="T1">No</text:span></text:p>
          </draw:text-box>
        </draw:frame>
        <draw:connector draw:style-name="gr2" draw:text-style-name="P3" draw:layer="layout" svg:x1="23.739cm" svg:y1="4.699cm" svg:x2="21.036cm" svg:y2="7cm" draw:start-shape="id3" draw:start-glue-point="7" draw:end-shape="id6" draw:end-glue-point="0" svg:d="m23739 4699h502v2301h-3205">
          <text:p/>
        </draw:connector>
        <draw:connector draw:style-name="gr2" draw:text-style-name="P3" draw:layer="layout" svg:x1="21.037cm" svg:y1="8.688cm" svg:x2="21.035cm" svg:y2="9.24cm" draw:start-shape="id5" draw:start-glue-point="6" draw:end-shape="id7" draw:end-glue-point="0" svg:d="m21037 8688v276h-2v276">
          <text:p/>
        </draw:connector>
        <draw:custom-shape draw:style-name="gr1" draw:text-style-name="P2" xml:id="id12" draw:id="id12" draw:layer="layout" svg:width="2.455cm" svg:height="0.8cm" svg:x="8.575cm" svg:y="10.14cm">
          <text:p text:style-name="P1"><text:span text:style-name="T1">Pow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56cm" svg:height="0.924cm" svg:x="8.023cm" svg:y="11.416cm">
          <text:p text:style-name="P1"><text:span text:style-name="T1">Is power on or off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" draw:id="id9" draw:layer="layout" svg:width="1.722cm" svg:height="0.731cm" svg:x="7.959cm" svg:y="12.769cm">
          <text:p text:style-name="P1"><text:span text:style-name="T1">Store values,</text:span></text:p>
          <text:p text:style-name="P1"><text:span text:style-name="T1">Set to 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1.719cm" svg:height="0.731cm" svg:x="9.926cm" svg:y="12.769cm">
          <text:p text:style-name="P1"><text:span text:style-name="T1">Load values,</text:span></text:p>
          <text:p text:style-name="P1"><text:span text:style-name="T1">Set to tho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8.023cm" svg:y1="11.878cm" svg:x2="7.959cm" svg:y2="13.134cm" draw:start-shape="id8" draw:start-glue-point="5" draw:end-shape="id9" draw:end-glue-point="3" svg:d="m8023 11878h-565v1256h501">
          <text:p/>
        </draw:connector>
        <draw:connector draw:style-name="gr5" draw:text-style-name="P3" draw:layer="layout" svg:x1="11.583cm" svg:y1="11.878cm" svg:x2="11.645cm" svg:y2="13.134cm" draw:start-shape="id8" draw:start-glue-point="7" draw:end-shape="id10" draw:end-glue-point="1" svg:d="m11583 11878h563v1256h-501">
          <text:p/>
        </draw:connector>
        <draw:connector draw:style-name="gr5" draw:text-style-name="P3" draw:layer="layout" draw:line-skew="2.8cm" svg:x1="8.82cm" svg:y1="13.5cm" svg:x2="15.324cm" svg:y2="19.901cm" draw:start-shape="id9" draw:start-glue-point="2" draw:end-shape="id11" draw:end-glue-point="0" svg:d="m8820 13500v6000h6504v401">
          <text:p/>
        </draw:connector>
        <draw:connector draw:style-name="gr5" draw:text-style-name="P3" draw:layer="layout" svg:x1="9.802cm" svg:y1="10.94cm" svg:x2="9.803cm" svg:y2="11.416cm" draw:start-shape="id12" draw:start-glue-point="2" draw:end-shape="id8" draw:end-glue-point="4" svg:d="m9802 10940v239h1v237">
          <text:p/>
        </draw:connector>
        <draw:connector draw:style-name="gr5" draw:text-style-name="P3" draw:layer="layout" svg:x1="18.335cm" svg:y1="8.013cm" svg:x2="3.67cm" svg:y2="8.6cm" draw:start-shape="id5" draw:start-glue-point="5" draw:end-shape="id13" draw:end-glue-point="0" svg:d="m18335 8013h-14665v587">
          <text:p/>
        </draw:connector>
        <draw:connector draw:style-name="gr5" draw:text-style-name="P3" draw:layer="layout" svg:x1="23.739cm" svg:y1="8.013cm" svg:x2="38.856cm" svg:y2="8.602cm" draw:start-shape="id5" draw:start-glue-point="7" draw:end-shape="id14" draw:end-glue-point="0" svg:d="m23739 8013h15117v589">
          <text:p/>
        </draw:connector>
        <draw:custom-shape draw:style-name="gr1" draw:text-style-name="P2" xml:id="id15" draw:id="id15" draw:layer="layout" svg:width="2.456cm" svg:height="0.796cm" svg:x="16.869cm" svg:y="15.412cm">
          <text:p text:style-name="P1"><text:span text:style-name="T1">Color 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2.579cm" svg:height="0.799cm" svg:x="16.807cm" svg:y="16.762cm">
          <text:p text:style-name="P1"><text:span text:style-name="T1">Check which button</text:span></text:p>
          <text:p text:style-name="P1"><text:span text:style-name="T1">Is press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7" draw:id="id47" draw:layer="layout" svg:width="2.763cm" svg:height="0.798cm" svg:x="16.713cm" svg:y="18.113cm">
          <text:p text:style-name="P1"><text:span text:style-name="T1">Load corresponding</text:span></text:p>
          <text:p text:style-name="P1"><text:span text:style-name="T1"><text:s/></text:span><text:span text:style-name="T1">value from EEPR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8.097cm" svg:y1="16.208cm" svg:x2="18.096cm" svg:y2="16.762cm" draw:start-shape="id15" draw:start-glue-point="2" draw:end-shape="id16" draw:end-glue-point="0" svg:d="m18097 16208v277h-1v277">
          <text:p/>
        </draw:connector>
        <draw:custom-shape draw:style-name="gr1" draw:text-style-name="P2" xml:id="id11" draw:id="id11" draw:layer="layout" svg:width="3.648cm" svg:height="0.799cm" svg:x="13.5cm" svg:y="19.901cm">
          <text:p text:style-name="P1"><text:span text:style-name="T1">Set function color fade</text:span></text:p>
          <text:p text:style-name="P1"><text:span text:style-name="T1">Clear wait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2.454cm" svg:height="0.796cm" svg:x="19.813cm" svg:y="11.423cm">
          <text:p text:style-name="P1"><text:span text:style-name="T1">User color 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21.04cm" svg:y1="12.219cm" svg:x2="21.038cm" svg:y2="12.758cm" draw:start-shape="id17" draw:start-glue-point="2" draw:end-shape="id18" draw:end-glue-point="4" svg:d="m21040 12219v270h-2v269">
          <text:p/>
        </draw:connector>
        <draw:custom-shape draw:style-name="gr1" draw:text-style-name="P2" xml:id="id18" draw:id="id18" draw:layer="layout" svg:width="3.559cm" svg:height="0.921cm" svg:x="19.259cm" svg:y="12.758cm">
          <text:p text:style-name="P1"><text:span text:style-name="T1">Button … is press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0" draw:id="id20" draw:layer="layout" svg:width="1.72cm" svg:height="0.367cm" svg:x="19.194cm" svg:y="14.047cm">
          <text:p text:style-name="P1"><text:span text:style-name="T1">Next col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1.72cm" svg:height="0.367cm" svg:x="21.16cm" svg:y="14.047cm">
          <text:p text:style-name="P1"><text:span text:style-name="T1">Prev. col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22.818cm" svg:y1="13.219cm" svg:x2="22.88cm" svg:y2="14.23cm" draw:start-shape="id18" draw:start-glue-point="7" draw:end-shape="id19" draw:end-glue-point="1" svg:d="m22818 13219h564v1011h-502">
          <text:p/>
        </draw:connector>
        <draw:connector draw:style-name="gr5" draw:text-style-name="P3" draw:layer="layout" svg:x1="20.054cm" svg:y1="14.414cm" svg:x2="21.038cm" svg:y2="15.412cm" draw:start-shape="id20" draw:start-glue-point="2" draw:end-shape="id21" draw:end-glue-point="0" svg:d="m20054 14414v499h984v499">
          <text:p/>
        </draw:connector>
        <draw:connector draw:style-name="gr5" draw:text-style-name="P3" draw:layer="layout" svg:x1="22.02cm" svg:y1="14.414cm" svg:x2="21.038cm" svg:y2="15.412cm" draw:start-shape="id19" draw:start-glue-point="2" draw:end-shape="id21" draw:end-glue-point="0" svg:d="m22020 14414v499h-982v499">
          <text:p/>
        </draw:connector>
        <draw:frame draw:style-name="gr4" draw:text-style-name="P4" draw:layer="layout" svg:width="0.92cm" svg:height="0.636cm" svg:x="7.532cm" svg:y="11.433cm">
          <draw:text-box>
            <text:p><text:span text:style-name="T1">on</text:span></text:p>
          </draw:text-box>
        </draw:frame>
        <draw:frame draw:style-name="gr6" draw:text-style-name="P4" draw:layer="layout" svg:width="0.912cm" svg:height="0.569cm" svg:x="11.509cm" svg:y="11.429cm">
          <draw:text-box>
            <text:p><text:span text:style-name="T1">off</text:span></text:p>
          </draw:text-box>
        </draw:frame>
        <draw:frame draw:style-name="gr7" draw:text-style-name="P4" xml:id="id45" draw:id="id45" draw:layer="layout" svg:width="1.415cm" svg:height="0.638cm" svg:x="18.641cm" svg:y="12.651cm">
          <draw:text-box>
            <text:p><text:span text:style-name="T1">next</text:span></text:p>
          </draw:text-box>
        </draw:frame>
        <draw:frame draw:style-name="gr8" draw:text-style-name="P4" draw:layer="layout" svg:width="1.674cm" svg:height="0.9cm" svg:x="22.1cm" svg:y="12.6cm">
          <draw:text-box>
            <text:p><text:span text:style-name="T1">previous</text:span></text:p>
          </draw:text-box>
        </draw:frame>
        <draw:custom-shape draw:style-name="gr1" draw:text-style-name="P2" xml:id="id22" draw:id="id22" draw:layer="layout" svg:width="2.458cm" svg:height="0.796cm" svg:x="23.459cm" svg:y="15.4cm">
          <text:p text:style-name="P1"><text:span text:style-name="T1">Color edit sel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2.579cm" svg:height="0.799cm" svg:x="23.398cm" svg:y="16.75cm">
          <text:p text:style-name="P1"><text:span text:style-name="T1">Check which button</text:span></text:p>
          <text:p text:style-name="P1"><text:span text:style-name="T1">Is press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4" draw:id="id24" draw:layer="layout" svg:width="2.763cm" svg:height="0.798cm" svg:x="23.293cm" svg:y="18.101cm">
          <text:p text:style-name="P1"><text:span text:style-name="T1">Set which color is</text:span></text:p>
          <text:p text:style-name="P1"><text:span text:style-name="T1">to be edit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24.688cm" svg:y1="16.196cm" svg:x2="24.687cm" svg:y2="16.75cm" draw:start-shape="id22" draw:start-glue-point="2" draw:end-shape="id23" draw:end-glue-point="0" svg:d="m24688 16196v277h-1v277">
          <text:p/>
        </draw:connector>
        <draw:connector draw:style-name="gr5" draw:text-style-name="P3" draw:layer="layout" svg:x1="24.687cm" svg:y1="17.549cm" svg:x2="24.674cm" svg:y2="18.101cm" draw:start-shape="id23" draw:start-glue-point="2" draw:end-shape="id24" draw:end-glue-point="0" svg:d="m24687 17549v276h-13v276">
          <text:p/>
        </draw:connector>
        <draw:custom-shape draw:style-name="gr1" draw:text-style-name="P2" xml:id="id25" draw:id="id25" draw:layer="layout" svg:width="2.456cm" svg:height="0.796cm" svg:x="26.93cm" svg:y="10.147cm">
          <text:p text:style-name="P1"><text:span text:style-name="T1">Color ed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2.578cm" svg:height="0.799cm" svg:x="26.87cm" svg:y="11.45cm">
          <text:p text:style-name="P1"><text:span text:style-name="T1">Check which color</text:span></text:p>
          <text:p text:style-name="P1"><text:span text:style-name="T1">Is select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28.158cm" svg:y1="10.943cm" svg:x2="28.159cm" svg:y2="11.45cm" draw:start-shape="id25" draw:start-glue-point="2" draw:end-shape="id26" draw:end-glue-point="0" svg:d="m28158 10943v254h1v253">
          <text:p/>
        </draw:connector>
        <draw:connector draw:style-name="gr5" draw:text-style-name="P3" draw:layer="layout" svg:x1="28.159cm" svg:y1="12.249cm" svg:x2="28.157cm" svg:y2="12.693cm" draw:start-shape="id26" draw:start-glue-point="2" draw:end-shape="id27" draw:end-glue-point="4" svg:d="m28159 12249v222h-2v222">
          <text:p/>
        </draw:connector>
        <draw:custom-shape draw:style-name="gr1" draw:text-style-name="P2" xml:id="id27" draw:id="id27" draw:layer="layout" svg:width="3.561cm" svg:height="0.921cm" svg:x="26.376cm" svg:y="12.693cm">
          <text:p text:style-name="P1"><text:span text:style-name="T1">Button … is press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8" draw:id="id28" draw:layer="layout" svg:width="1.72cm" svg:height="0.368cm" svg:x="26.312cm" svg:y="14.044cm">
          <text:p text:style-name="P1"><text:span text:style-name="T1">Incr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1.718cm" svg:height="0.368cm" svg:x="28.28cm" svg:y="14.044cm">
          <text:p text:style-name="P1"><text:span text:style-name="T1">decr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2.884cm" svg:height="0.799cm" svg:x="26.716cm" svg:y="19.9cm">
          <text:p text:style-name="P1"><text:span text:style-name="T1">Set function id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26.376cm" svg:y1="13.154cm" svg:x2="26.312cm" svg:y2="14.228cm" draw:start-shape="id27" draw:start-glue-point="5" draw:end-shape="id28" draw:end-glue-point="3" svg:d="m26376 13154h-565v1074h501">
          <text:p/>
        </draw:connector>
        <draw:connector draw:style-name="gr5" draw:text-style-name="P3" draw:layer="layout" svg:x1="29.937cm" svg:y1="13.154cm" svg:x2="29.998cm" svg:y2="14.228cm" draw:start-shape="id27" draw:start-glue-point="7" draw:end-shape="id29" draw:end-glue-point="1" svg:d="m29937 13154h563v1074h-502">
          <text:p/>
        </draw:connector>
        <draw:connector draw:style-name="gr5" draw:text-style-name="P3" draw:layer="layout" draw:line-skew="-2.106cm" svg:x1="27.172cm" svg:y1="14.412cm" svg:x2="28.158cm" svg:y2="19.9cm" draw:start-shape="id28" draw:start-glue-point="2" draw:end-shape="id30" draw:end-glue-point="0" svg:d="m27172 14412v638h986v4850">
          <text:p/>
        </draw:connector>
        <draw:connector draw:style-name="gr5" draw:text-style-name="P3" draw:layer="layout" draw:line-skew="-2.106cm" svg:x1="29.139cm" svg:y1="14.412cm" svg:x2="28.158cm" svg:y2="19.9cm" draw:start-shape="id29" draw:start-glue-point="2" draw:end-shape="id30" draw:end-glue-point="0" svg:d="m29139 14412v638h-981v4850">
          <text:p/>
        </draw:connector>
        <draw:frame draw:style-name="gr9" draw:text-style-name="P4" draw:layer="layout" svg:width="1.708cm" svg:height="0.569cm" svg:x="29.192cm" svg:y="12.6cm">
          <draw:text-box>
            <text:p><text:span text:style-name="T1">decrease</text:span></text:p>
          </draw:text-box>
        </draw:frame>
        <draw:custom-shape draw:style-name="gr1" draw:text-style-name="P2" xml:id="id21" draw:id="id21" draw:layer="layout" svg:width="2.761cm" svg:height="0.799cm" svg:x="19.658cm" svg:y="15.412cm">
          <text:p text:style-name="P1"><text:span text:style-name="T1">Load corresponding</text:span></text:p>
          <text:p text:style-name="P1"><text:span text:style-name="T1"><text:s/></text:span><text:span text:style-name="T1">value from EEPR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line-skew="1.444cm" svg:x1="21.038cm" svg:y1="16.211cm" svg:x2="15.324cm" svg:y2="19.901cm" draw:start-shape="id21" draw:start-glue-point="2" draw:end-shape="id11" draw:end-glue-point="0" svg:d="m21038 16211v3289h-5714v401">
          <text:p/>
        </draw:connector>
        <draw:frame draw:style-name="gr10" draw:text-style-name="P4" draw:layer="layout" svg:width="1.666cm" svg:height="0.569cm" svg:x="25.507cm" svg:y="12.649cm">
          <draw:text-box>
            <text:p><text:span text:style-name="T1">increase</text:span></text:p>
          </draw:text-box>
        </draw:frame>
        <draw:custom-shape draw:style-name="gr1" draw:text-style-name="P2" xml:id="id34" draw:id="id34" draw:layer="layout" svg:width="2.454cm" svg:height="0.797cm" svg:x="14.077cm" svg:y="10.141cm">
          <text:p text:style-name="P1"><text:span text:style-name="T1">Colors on/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1" draw:id="id31" draw:layer="layout" svg:width="3.56cm" svg:height="0.922cm" svg:x="13.523cm" svg:y="11.418cm">
          <text:p text:style-name="P1"><text:span text:style-name="T1">Are they on or off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2" draw:id="id32" draw:layer="layout" svg:width="1.721cm" svg:height="0.731cm" svg:x="13.46cm" svg:y="12.769cm">
          <text:p text:style-name="P1"><text:span text:style-name="T1">Store values,</text:span></text:p>
          <text:p text:style-name="P1"><text:span text:style-name="T1">Colors 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1.721cm" svg:height="0.731cm" svg:x="15.426cm" svg:y="12.769cm">
          <text:p text:style-name="P1"><text:span text:style-name="T1">Load values,</text:span></text:p>
          <text:p text:style-name="P1"><text:span text:style-name="T1">Set to tho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3.523cm" svg:y1="11.879cm" svg:x2="13.46cm" svg:y2="13.134cm" draw:start-shape="id31" draw:start-glue-point="5" draw:end-shape="id32" draw:end-glue-point="3" svg:d="m13523 11879h-565v1255h502">
          <text:p/>
        </draw:connector>
        <draw:connector draw:style-name="gr5" draw:text-style-name="P3" draw:layer="layout" svg:x1="17.083cm" svg:y1="11.879cm" svg:x2="17.147cm" svg:y2="13.134cm" draw:start-shape="id31" draw:start-glue-point="7" draw:end-shape="id33" draw:end-glue-point="1" svg:d="m17083 11879h565v1255h-501">
          <text:p/>
        </draw:connector>
        <draw:connector draw:style-name="gr5" draw:text-style-name="P3" draw:layer="layout" draw:line-skew="-2.519cm" svg:x1="14.32cm" svg:y1="13.5cm" svg:x2="15.324cm" svg:y2="19.901cm" draw:start-shape="id32" draw:start-glue-point="2" draw:end-shape="id11" draw:end-glue-point="0" svg:d="m14320 13500v681h1004v5720">
          <text:p/>
        </draw:connector>
        <draw:connector draw:style-name="gr5" draw:text-style-name="P3" draw:layer="layout" draw:line-skew="-2.519cm" svg:x1="16.286cm" svg:y1="13.5cm" svg:x2="15.324cm" svg:y2="19.901cm" draw:start-shape="id33" draw:start-glue-point="2" draw:end-shape="id11" draw:end-glue-point="0" svg:d="m16286 13500v681h-962v5720">
          <text:p/>
        </draw:connector>
        <draw:connector draw:style-name="gr5" draw:text-style-name="P3" draw:layer="layout" svg:x1="15.304cm" svg:y1="10.938cm" svg:x2="15.303cm" svg:y2="11.418cm" draw:start-shape="id34" draw:start-glue-point="2" draw:end-shape="id31" draw:end-glue-point="4" svg:d="m15304 10938v240h-1v240">
          <text:p/>
        </draw:connector>
        <draw:frame draw:style-name="gr11" draw:text-style-name="P4" draw:layer="layout" svg:width="0.921cm" svg:height="0.637cm" svg:x="13.032cm" svg:y="11.448cm">
          <draw:text-box>
            <text:p><text:span text:style-name="T1">on</text:span></text:p>
          </draw:text-box>
        </draw:frame>
        <draw:frame draw:style-name="gr12" draw:text-style-name="P4" draw:layer="layout" svg:width="0.866cm" svg:height="0.575cm" svg:x="17.022cm" svg:y="11.448cm">
          <draw:text-box>
            <text:p><text:span text:style-name="T1">off</text:span></text:p>
          </draw:text-box>
        </draw:frame>
        <draw:custom-shape draw:style-name="gr1" draw:text-style-name="P2" xml:id="id44" draw:id="id44" draw:layer="layout" svg:width="2.455cm" svg:height="0.8cm" svg:x="11.333cm" svg:y="15.4cm">
          <text:p text:style-name="P1"><text:span text:style-name="T1">White on/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6" draw:id="id36" draw:layer="layout" svg:width="3.559cm" svg:height="0.924cm" svg:x="10.78cm" svg:y="16.688cm">
          <text:p text:style-name="P1"><text:span text:style-name="T1">Is white on or off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5" draw:id="id35" draw:layer="layout" svg:width="1.72cm" svg:height="0.7cm" svg:x="10.718cm" svg:y="17.9cm">
          <text:p text:style-name="P1"><text:span text:style-name="T1">Store white,</text:span></text:p>
          <text:p text:style-name="P1"><text:span text:style-name="T1">Set to 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7" draw:id="id37" draw:layer="layout" svg:width="1.72cm" svg:height="0.7cm" svg:x="12.683cm" svg:y="17.9cm">
          <text:p text:style-name="P1"><text:span text:style-name="T1">Load white,</text:span></text:p>
          <text:p text:style-name="P1"><text:span text:style-name="T1">Set 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0.68cm" svg:y1="17.15cm" svg:x2="10.718cm" svg:y2="18.25cm" draw:end-shape="id35" draw:end-glue-point="3" svg:d="m10680 17150h-463v1100h501">
          <text:p/>
        </draw:connector>
        <draw:connector draw:style-name="gr5" draw:text-style-name="P3" draw:layer="layout" svg:x1="14.339cm" svg:y1="17.15cm" svg:x2="14.403cm" svg:y2="18.25cm" draw:start-shape="id36" draw:start-glue-point="7" draw:end-shape="id37" draw:end-glue-point="1" svg:d="m14339 17150h566v1100h-502">
          <text:p/>
        </draw:connector>
        <draw:connector draw:style-name="gr5" draw:text-style-name="P3" draw:layer="layout" draw:line-skew="0.249cm" svg:x1="11.578cm" svg:y1="18.6cm" svg:x2="15.324cm" svg:y2="19.901cm" draw:start-shape="id35" draw:start-glue-point="2" draw:end-shape="id11" draw:end-glue-point="0" svg:d="m11578 18600v900h3746v401">
          <text:p/>
        </draw:connector>
        <draw:connector draw:style-name="gr5" draw:text-style-name="P3" draw:layer="layout" draw:line-skew="0.249cm" svg:x1="13.543cm" svg:y1="18.6cm" svg:x2="15.324cm" svg:y2="19.901cm" draw:start-shape="id37" draw:start-glue-point="2" draw:end-shape="id11" draw:end-glue-point="0" svg:d="m13543 18600v900h1781v401">
          <text:p/>
        </draw:connector>
        <draw:connector draw:style-name="gr5" draw:text-style-name="P3" draw:layer="layout" svg:x1="12.56cm" svg:y1="16.2cm" svg:x2="12.559cm" svg:y2="16.688cm" svg:d="m12560 16200v244h-1v244">
          <text:p/>
        </draw:connector>
        <draw:frame draw:style-name="gr4" draw:text-style-name="P4" draw:layer="layout" svg:width="0.921cm" svg:height="0.636cm" svg:x="10.288cm" svg:y="16.722cm">
          <draw:text-box>
            <text:p><text:span text:style-name="T1">on</text:span></text:p>
          </draw:text-box>
        </draw:frame>
        <draw:frame draw:style-name="gr13" draw:text-style-name="P4" draw:layer="layout" svg:width="0.88cm" svg:height="0.628cm" svg:x="13.978cm" svg:y="16.722cm">
          <draw:text-box>
            <text:p><text:span text:style-name="T1">off</text:span></text:p>
          </draw:text-box>
        </draw:frame>
        <draw:custom-shape draw:style-name="gr1" draw:text-style-name="P2" xml:id="id46" draw:id="id46" draw:layer="layout" svg:width="2.455cm" svg:height="0.797cm" svg:x="32.009cm" svg:y="10.157cm">
          <text:p text:style-name="P1"><text:span text:style-name="T1">Color fa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8" draw:id="id38" draw:layer="layout" svg:width="4.299cm" svg:height="1.534cm" svg:x="31.097cm" svg:y="14.628cm">
          <text:p text:style-name="P1"><text:span text:style-name="T1">Compare momentary </text:span></text:p>
          <text:p text:style-name="P1"><text:span text:style-name="T1">vs desigred brightnes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9" draw:id="id39" draw:layer="layout" svg:width="1.72cm" svg:height="0.368cm" svg:x="31.405cm" svg:y="16.347cm">
          <text:p text:style-name="P1"><text:span text:style-name="T1">incre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0" draw:id="id40" draw:layer="layout" svg:width="1.717cm" svg:height="0.368cm" svg:x="33.37cm" svg:y="16.347cm">
          <text:p text:style-name="P1"><text:span text:style-name="T1">decre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31.097cm" svg:y1="15.395cm" svg:x2="31.405cm" svg:y2="16.531cm" draw:start-shape="id38" draw:start-glue-point="5" draw:end-shape="id39" draw:end-glue-point="3" svg:d="m31097 15395h-502v1136h810">
          <text:p/>
        </draw:connector>
        <draw:connector draw:style-name="gr5" draw:text-style-name="P3" draw:layer="layout" svg:x1="35.396cm" svg:y1="15.395cm" svg:x2="35.087cm" svg:y2="16.531cm" draw:start-shape="id38" draw:start-glue-point="7" draw:end-shape="id40" draw:end-glue-point="1" svg:d="m35396 15395h501v1136h-810">
          <text:p/>
        </draw:connector>
        <draw:connector draw:style-name="gr5" draw:text-style-name="P3" draw:layer="layout" svg:x1="32.265cm" svg:y1="16.715cm" svg:x2="33.246cm" svg:y2="17.864cm" draw:start-shape="id39" draw:start-glue-point="2" svg:d="m32265 16715v826h981v323">
          <text:p/>
        </draw:connector>
        <draw:connector draw:style-name="gr5" draw:text-style-name="P3" draw:layer="layout" svg:x1="34.228cm" svg:y1="16.715cm" svg:x2="33.246cm" svg:y2="17.864cm" draw:start-shape="id40" draw:start-glue-point="2" svg:d="m34228 16715v826h-982v323">
          <text:p/>
        </draw:connector>
        <draw:frame draw:style-name="gr14" draw:text-style-name="P4" draw:layer="layout" svg:width="1.786cm" svg:height="0.569cm" svg:x="34.598cm" svg:y="14.718cm">
          <draw:text-box>
            <text:p><text:span text:style-name="T1">Too bright</text:span></text:p>
          </draw:text-box>
        </draw:frame>
        <draw:frame draw:style-name="gr15" draw:text-style-name="P4" draw:layer="layout" svg:width="1.757cm" svg:height="0.682cm" svg:x="30.384cm" svg:y="14.718cm">
          <draw:text-box>
            <text:p><text:span text:style-name="T1">Too dark</text:span></text:p>
          </draw:text-box>
        </draw:frame>
        <draw:custom-shape draw:style-name="gr1" draw:text-style-name="P2" xml:id="id41" draw:id="id41" draw:layer="layout" svg:width="4.299cm" svg:height="0.969cm" svg:x="31.097cm" svg:y="17.881cm">
          <text:p text:style-name="P1"><text:span text:style-name="T1">Colors are as request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4" draw:layer="layout" svg:width="1.012cm" svg:height="0.569cm" svg:x="33.188cm" svg:y="18.7cm">
          <draw:text-box>
            <text:p><text:span text:style-name="T1">no</text:span></text:p>
          </draw:text-box>
        </draw:frame>
        <draw:frame draw:style-name="gr4" draw:text-style-name="P4" draw:layer="layout" svg:width="1.474cm" svg:height="0.636cm" svg:x="30.667cm" svg:y="17.853cm">
          <draw:text-box>
            <text:p><text:span text:style-name="T1">yes</text:span></text:p>
          </draw:text-box>
        </draw:frame>
        <draw:connector draw:style-name="gr5" draw:text-style-name="P3" draw:layer="layout" svg:x1="31.097cm" svg:y1="18.366cm" svg:x2="28.158cm" svg:y2="19.9cm" draw:start-shape="id41" draw:start-glue-point="5" draw:end-shape="id30" draw:end-glue-point="0" svg:d="m31097 18366h-2939v1534">
          <text:p/>
        </draw:connector>
        <draw:connector draw:style-name="gr5" draw:text-style-name="P3" draw:layer="layout" draw:line-skew="-0.019cm" svg:x1="33.242cm" svg:y1="20.711cm" svg:x2="16.137cm" svg:y2="22.023cm" draw:start-shape="id42" draw:start-glue-point="2" draw:end-shape="id43" draw:end-glue-point="4" svg:d="m33242 20711v637h-17105v675">
          <text:p/>
        </draw:connector>
        <draw:connector draw:style-name="gr17" draw:text-style-name="P1" draw:layer="layout" svg:x1="18.123cm" svg:y1="9.639cm" svg:x2="9.802cm" svg:y2="10.14cm" draw:end-shape="id12" draw:end-glue-point="0" svg:d="m18123 9639h-8321v501">
          <text:p/>
        </draw:connector>
        <draw:connector draw:style-name="gr17" draw:text-style-name="P1" draw:layer="layout" svg:x1="18.365cm" svg:y1="9.639cm" svg:x2="12.56cm" svg:y2="15.4cm" draw:start-shape="id7" draw:start-glue-point="3" draw:end-shape="id44" draw:end-glue-point="0" svg:d="m18365 9639h-5805v5761">
          <text:p/>
        </draw:connector>
        <draw:connector draw:style-name="gr17" draw:text-style-name="P1" draw:layer="layout" svg:x1="18.365cm" svg:y1="9.639cm" svg:x2="15.304cm" svg:y2="10.141cm" draw:start-shape="id7" draw:start-glue-point="3" draw:end-shape="id34" draw:end-glue-point="0" svg:d="m18365 9639h-3061v502">
          <text:p/>
        </draw:connector>
        <draw:connector draw:style-name="gr17" draw:text-style-name="P1" draw:layer="layout" draw:line-skew="0.237cm" svg:x1="18.365cm" svg:y1="9.639cm" svg:x2="18.097cm" svg:y2="15.412cm" draw:start-shape="id7" draw:start-glue-point="3" draw:end-shape="id15" draw:end-glue-point="0" svg:d="m18365 9639h-265v3087h-3v2686">
          <text:p/>
        </draw:connector>
        <draw:connector draw:style-name="gr17" draw:text-style-name="P1" draw:layer="layout" svg:x1="21.035cm" svg:y1="10.038cm" svg:x2="21.04cm" svg:y2="11.423cm" draw:start-shape="id7" draw:start-glue-point="2" draw:end-shape="id17" draw:end-glue-point="0" svg:d="m21035 10038v693h5v692">
          <text:p/>
        </draw:connector>
        <draw:connector draw:style-name="gr17" draw:text-style-name="P1" draw:layer="layout" draw:line-skew="-1.715cm 0.459cm" svg:x1="19.348cm" svg:y1="13.289cm" svg:x2="19.194cm" svg:y2="14.23cm" draw:start-shape="id45" draw:start-glue-point="2" draw:end-shape="id20" draw:end-glue-point="3" svg:d="m19348 13289v-89h-748v1030h594">
          <text:p/>
        </draw:connector>
        <draw:connector draw:style-name="gr17" draw:text-style-name="P1" draw:layer="layout" svg:x1="23.706cm" svg:y1="9.639cm" svg:x2="24.688cm" svg:y2="15.4cm" draw:start-shape="id7" draw:start-glue-point="1" draw:end-shape="id22" draw:end-glue-point="0" svg:d="m23706 9639h982v5761">
          <text:p/>
        </draw:connector>
        <draw:custom-shape draw:style-name="gr1" draw:text-style-name="P2" xml:id="id48" draw:id="id48" draw:layer="layout" svg:width="3.561cm" svg:height="1.3cm" svg:x="31.464cm" svg:y="12.5cm">
          <text:p text:style-name="P1"><text:span text:style-name="T1">Wait Timer elap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" draw:layer="layout" svg:x1="23.706cm" svg:y1="9.639cm" svg:x2="33.236cm" svg:y2="10.157cm" draw:start-shape="id7" draw:start-glue-point="1" draw:end-shape="id46" draw:end-glue-point="0" svg:d="m23706 9639h9530v518">
          <text:p/>
        </draw:connector>
        <draw:connector draw:style-name="gr17" draw:text-style-name="P1" draw:layer="layout" draw:line-skew="-0.201cm 1.909cm 1.6cm" svg:x1="24.674cm" svg:y1="18.899cm" svg:x2="28.158cm" svg:y2="19.9cm" draw:start-shape="id24" draw:start-glue-point="2" draw:end-shape="id30" draw:end-glue-point="0" svg:d="m24674 18899v301h26v0h3458v700">
          <text:p/>
        </draw:connector>
        <draw:connector draw:style-name="gr17" draw:text-style-name="P1" draw:layer="layout" draw:line-skew="-0.013cm -1.883cm 1.888cm" svg:x1="18.094cm" svg:y1="18.911cm" svg:x2="15.324cm" svg:y2="19.901cm" draw:start-shape="id47" draw:start-glue-point="2" draw:end-shape="id11" draw:end-glue-point="0" svg:d="m18094 18911v489 0 100h-2770v401">
          <text:p/>
        </draw:connector>
        <draw:connector draw:style-name="gr17" draw:text-style-name="P1" draw:layer="layout" svg:x1="18.096cm" svg:y1="17.561cm" svg:x2="18.094cm" svg:y2="18.113cm" draw:start-shape="id16" draw:start-glue-point="2" draw:end-shape="id47" draw:end-glue-point="0" svg:d="m18096 17561v276h-2v276">
          <text:p/>
        </draw:connector>
        <draw:connector draw:style-name="gr17" draw:text-style-name="P1" draw:layer="layout" svg:x1="10.785cm" svg:y1="13.5cm" svg:x2="8.825cm" svg:y2="19.485cm" draw:start-shape="id10" draw:start-glue-point="2" svg:d="m10785 13500v3243h-1960v2742">
          <text:p/>
        </draw:connector>
        <draw:connector draw:style-name="gr17" draw:text-style-name="P1" draw:layer="layout" svg:x1="23.706cm" svg:y1="9.639cm" svg:x2="28.158cm" svg:y2="10.147cm" draw:start-shape="id7" draw:start-glue-point="1" draw:end-shape="id25" draw:end-glue-point="0" svg:d="m23706 9639h4452v508">
          <text:p/>
        </draw:connector>
        <draw:frame draw:style-name="gr4" draw:text-style-name="P4" draw:layer="layout" svg:width="1.474cm" svg:height="0.636cm" svg:x="33.2cm" svg:y="13.564cm">
          <draw:text-box>
            <text:p><text:span text:style-name="T1">yes</text:span></text:p>
          </draw:text-box>
        </draw:frame>
        <draw:frame draw:style-name="gr18" draw:text-style-name="P4" draw:layer="layout" svg:width="1.012cm" svg:height="1.731cm" svg:x="34.788cm" svg:y="12.531cm">
          <draw:text-box>
            <text:p><text:span text:style-name="T1">no</text:span></text:p>
          </draw:text-box>
        </draw:frame>
        <draw:custom-shape draw:style-name="gr1" draw:text-style-name="P2" xml:id="id43" draw:id="id43" draw:layer="layout" svg:width="5.404cm" svg:height="1.353cm" svg:x="13.435cm" svg:y="22.023cm">
          <text:p text:style-name="P1"><text:span text:style-name="T1">Increase/decreasebrightnes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" draw:layer="layout" draw:line-skew="-0.011cm" svg:x1="15.324cm" svg:y1="20.7cm" svg:x2="16.137cm" svg:y2="22.023cm" draw:start-shape="id11" draw:start-glue-point="2" draw:end-shape="id43" draw:end-glue-point="4" svg:d="m15324 20700v650h813v673">
          <text:p/>
        </draw:connector>
        <draw:connector draw:style-name="gr17" draw:text-style-name="P1" draw:layer="layout" draw:line-skew="-0.013cm" svg:x1="28.158cm" svg:y1="20.699cm" svg:x2="16.137cm" svg:y2="22.023cm" draw:start-shape="id30" draw:start-glue-point="2" draw:end-shape="id43" draw:end-glue-point="4" svg:d="m28158 20699v649h-12021v675">
          <text:p/>
        </draw:connector>
        <draw:connector draw:style-name="gr17" draw:text-style-name="P1" xml:id="id50" draw:id="id50" draw:layer="layout" draw:line-skew="0.774cm 3.438cm" svg:x1="35.025cm" svg:y1="13.15cm" svg:x2="16.137cm" svg:y2="22.023cm" draw:start-shape="id48" draw:start-glue-point="7" draw:end-shape="id43" draw:end-glue-point="4" svg:d="m35025 13150h1275v8200h-20163v673">
          <text:p/>
        </draw:connector>
        <draw:custom-shape draw:style-name="gr1" draw:text-style-name="P2" xml:id="id42" draw:id="id42" draw:layer="layout" svg:width="2.884cm" svg:height="0.799cm" svg:x="31.8cm" svg:y="19.912cm">
          <text:p text:style-name="P1"><text:span text:style-name="T1">Clear wait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33.246cm" svg:y1="18.85cm" svg:x2="33.242cm" svg:y2="19.912cm" draw:start-shape="id41" draw:end-shape="id42" draw:end-glue-point="0" svg:d="m33246 18850v531h-4v531">
          <text:p/>
        </draw:connector>
        <draw:custom-shape draw:style-name="gr1" draw:text-style-name="P2" xml:id="id49" draw:id="id49" draw:layer="layout" svg:width="3.561cm" svg:height="0.921cm" svg:x="37.078cm" svg:y="10.6cm">
          <text:p text:style-name="P1"><text:span text:style-name="T1">Timer overflow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1.474cm" svg:height="0.636cm" svg:x="38.8cm" svg:y="11.464cm">
          <draw:text-box>
            <text:p><text:span text:style-name="T1">yes</text:span></text:p>
          </draw:text-box>
        </draw:frame>
        <draw:frame draw:style-name="gr16" draw:text-style-name="P4" draw:layer="layout" svg:width="1.012cm" svg:height="0.569cm" svg:x="36.688cm" svg:y="10.531cm">
          <draw:text-box>
            <text:p><text:span text:style-name="T1">no</text:span></text:p>
          </draw:text-box>
        </draw:frame>
        <draw:connector draw:style-name="gr17" draw:text-style-name="P1" draw:layer="layout" svg:x1="38.856cm" svg:y1="9.4cm" svg:x2="38.859cm" svg:y2="10.6cm" draw:start-shape="id14" draw:start-glue-point="2" draw:end-shape="id49" draw:end-glue-point="4" svg:d="m38856 9400v600h3v600">
          <text:p/>
        </draw:connector>
        <draw:connector draw:style-name="gr17" draw:text-style-name="P1" draw:layer="layout" draw:line-skew="-0.276cm -0.262cm -0.501cm" svg:x1="37.078cm" svg:y1="11.061cm" svg:x2="36.3cm" svg:y2="21.35cm" draw:start-shape="id49" draw:start-glue-point="5" draw:end-shape="id50" draw:end-glue-point="0" svg:d="m37078 11061h-778v1013 0 9276 0">
          <text:p/>
        </draw:connector>
        <draw:custom-shape draw:style-name="gr1" draw:text-style-name="P2" xml:id="id51" draw:id="id51" draw:layer="layout" svg:width="2.455cm" svg:height="0.797cm" svg:x="37.623cm" svg:y="12.763cm">
          <text:p text:style-name="P1"><text:span text:style-name="T1">Decrease value</text:span></text:p>
          <text:p text:style-name="P1"><text:span text:style-name="T1">for wh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38.859cm" svg:y1="11.521cm" svg:x2="38.85cm" svg:y2="12.763cm" draw:start-shape="id49" draw:start-glue-point="6" draw:end-shape="id51" draw:end-glue-point="0" svg:d="m38859 11521v621h-9v621">
          <text:p/>
        </draw:connector>
        <draw:custom-shape draw:style-name="gr1" draw:text-style-name="P2" xml:id="id52" draw:id="id52" draw:layer="layout" svg:width="3cm" svg:height="5.336cm" svg:x="37.364cm" svg:y="14.264cm">
          <text:p text:style-name="P1"><text:span text:style-name="T2">Do some magic!</text:span></text:p>
          <text:p text:style-name="P5"><text:span text:style-name="T1"/></text:p>
          <text:p text:style-name="P5"><text:span text:style-name="T1">-increase up to limit</text:span></text:p>
          <text:p text:style-name="P5"><text:span text:style-name="T1">-decrease down to</text:span></text:p>
          <text:p text:style-name="P5"><text:span text:style-name="T1"><text:s/></text:span><text:span text:style-name="T1">limit</text:span></text:p>
          <text:p text:style-name="P5"><text:span text:style-name="T1">-set random local wait</text:span></text:p>
          <text:p text:style-name="P5"><text:span text:style-name="T1"><text:s/></text:span><text:span text:style-name="T1">Time</text:span></text:p>
          <text:p text:style-name="P5"><text:span text:style-name="T1">-start over</text:span></text:p>
          <text:p text:style-name="P5"><text:span text:style-name="T1"/></text:p>
          <text:p text:style-name="P5"><text:span text:style-name="T1">And this for each color</text:span></text:p>
          <text:p text:style-name="P5"><text:span text:style-name="T1">with a different main </text:span></text:p>
          <text:p text:style-name="P5"><text:span text:style-name="T1">delay timer</text:span></text:p>
          <text:p text:style-name="P5"><text:span text:style-name="T1">This function doesn't </text:span></text:p>
          <text:p text:style-name="P5"><text:span text:style-name="T1">block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38.85cm" svg:y1="13.56cm" svg:x2="38.864cm" svg:y2="14.264cm" draw:start-shape="id51" draw:start-glue-point="2" draw:end-shape="id52" draw:end-glue-point="0" svg:d="m38850 13560v352h14v352">
          <text:p/>
        </draw:connector>
        <draw:connector draw:style-name="gr17" draw:text-style-name="P1" draw:layer="layout" draw:line-skew="0.538cm" svg:x1="38.864cm" svg:y1="19.6cm" svg:x2="16.137cm" svg:y2="22.023cm" draw:start-shape="id52" draw:start-glue-point="2" draw:end-shape="id43" draw:end-glue-point="4" svg:d="m38864 19600v1750h-22727v673">
          <text:p/>
        </draw:connector>
        <draw:custom-shape draw:style-name="gr1" draw:text-style-name="P2" xml:id="id53" draw:id="id53" draw:layer="layout" svg:width="1.722cm" svg:height="0.731cm" svg:x="6.259cm" svg:y="15.47cm">
          <text:p text:style-name="P1"><text:span text:style-name="T1">Id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18.365cm" svg:y1="9.639cm" svg:x2="7.12cm" svg:y2="15.47cm" draw:start-shape="id7" draw:start-glue-point="3" draw:end-shape="id53" draw:end-glue-point="0" svg:d="m18365 9639h-11245v5831">
          <text:p/>
        </draw:connector>
        <draw:connector draw:style-name="gr17" draw:text-style-name="P1" draw:layer="layout" draw:line-skew="2.238cm" svg:x1="7.12cm" svg:y1="16.201cm" svg:x2="16.137cm" svg:y2="22.023cm" draw:start-shape="id53" draw:start-glue-point="2" draw:end-shape="id43" draw:end-glue-point="4" svg:d="m7120 16201v5149h9017v673">
          <text:p/>
        </draw:connector>
        <draw:connector draw:style-name="gr17" draw:text-style-name="P1" draw:layer="layout" svg:x1="33.236cm" svg:y1="10.954cm" svg:x2="33.245cm" svg:y2="12.5cm" draw:start-shape="id46" draw:start-glue-point="2" draw:end-shape="id48" draw:end-glue-point="4" svg:d="m33236 10954v773h9v773">
          <text:p/>
        </draw:connector>
        <draw:connector draw:style-name="gr17" draw:text-style-name="P1" draw:layer="layout" svg:x1="33.245cm" svg:y1="13.8cm" svg:x2="33.247cm" svg:y2="14.628cm" draw:start-shape="id48" draw:start-glue-point="6" draw:end-shape="id38" draw:end-glue-point="4" svg:d="m33245 13800v415h2v413">
          <text:p/>
        </draw:connector>
        <draw:connector draw:style-name="gr17" draw:text-style-name="P1" draw:layer="layout" svg:x1="3.67cm" svg:y1="9.398cm" svg:x2="3.68cm" svg:y2="10.176cm" draw:start-shape="id13" draw:start-glue-point="2" draw:end-shape="id54" draw:end-glue-point="4" svg:d="m3670 9398v390h10v388">
          <text:p/>
        </draw:connector>
        <draw:custom-shape draw:style-name="gr1" draw:text-style-name="P2" draw:layer="layout" svg:width="3.56cm" svg:height="0.924cm" svg:x="8.023cm" svg:y="11.416cm">
          <text:p text:style-name="P1"><text:span text:style-name="T1">Is power on or off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4" draw:id="id54" draw:layer="layout" svg:width="3.56cm" svg:height="0.924cm" svg:x="1.9cm" svg:y="10.176cm">
          <text:p text:style-name="P1"><text:span text:style-name="T1">Cancel pres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1.1cm" svg:height="0.636cm" svg:x="1.4cm" svg:y="10.064cm">
          <draw:text-box>
            <text:p><text:span text:style-name="T1">yes</text:span></text:p>
          </draw:text-box>
        </draw:frame>
        <draw:frame draw:style-name="gr4" draw:text-style-name="P4" draw:layer="layout" svg:width="1.1cm" svg:height="0.636cm" svg:x="3.6cm" svg:y="10.964cm">
          <draw:text-box>
            <text:p><text:span text:style-name="T1">no</text:span></text:p>
          </draw:text-box>
        </draw:frame>
        <draw:custom-shape draw:style-name="gr1" draw:text-style-name="P2" xml:id="id55" draw:id="id55" draw:layer="layout" svg:width="2.455cm" svg:height="1.16cm" svg:x="2.44cm" svg:y="12.14cm">
          <text:p text:style-name="P1"><text:span text:style-name="T1">Work trough </text:span></text:p>
          <text:p text:style-name="P1"><text:span text:style-name="T1">setup state </text:span></text:p>
          <text:p text:style-name="P1"><text:span text:style-name="T1">mach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3.68cm" svg:y1="11.1cm" svg:x2="3.667cm" svg:y2="12.14cm" draw:start-shape="id54" draw:end-shape="id55" draw:end-glue-point="0" svg:d="m3680 11100v521h-13v519">
          <text:p/>
        </draw:connector>
        <draw:custom-shape draw:style-name="gr1" draw:text-style-name="P2" xml:id="id57" draw:id="id57" draw:layer="layout" svg:width="1.999cm" svg:height="1.498cm" svg:x="1.401cm" svg:y="17.402cm">
          <text:p text:style-name="P1"><text:span text:style-name="T1">Set mode </text:span></text:p>
          <text:p text:style-name="P1"><text:span text:style-name="T1">to manual</text:span></text:p>
          <text:p text:style-name="P1"><text:span text:style-name="T1">Set function </text:span></text:p>
          <text:p text:style-name="P1"><text:span text:style-name="T1">to id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6" draw:id="id56" draw:layer="layout" svg:width="3.56cm" svg:height="1.124cm" svg:x="1.9cm" svg:y="14.176cm">
          <text:p text:style-name="P1"><text:span text:style-name="T1">All states </text:span></text:p>
          <text:p text:style-name="P1"><text:span text:style-name="T1">Proces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" draw:layer="layout" svg:x1="3.667cm" svg:y1="13.3cm" svg:x2="3.68cm" svg:y2="14.176cm" draw:start-shape="id55" draw:start-glue-point="2" draw:end-shape="id56" draw:end-glue-point="4" svg:d="m3667 13300v439h13v437">
          <text:p/>
        </draw:connector>
        <draw:frame draw:style-name="gr4" draw:text-style-name="P4" draw:layer="layout" svg:width="1.1cm" svg:height="0.636cm" svg:x="1.4cm" svg:y="14.164cm">
          <draw:text-box>
            <text:p><text:span text:style-name="T1">yes</text:span></text:p>
          </draw:text-box>
        </draw:frame>
        <draw:frame draw:style-name="gr4" draw:text-style-name="P4" draw:layer="layout" svg:width="1.1cm" svg:height="0.636cm" svg:x="3.6cm" svg:y="15.2cm">
          <draw:text-box>
            <text:p><text:span text:style-name="T1">no</text:span></text:p>
          </draw:text-box>
        </draw:frame>
        <draw:connector draw:style-name="gr17" draw:text-style-name="P1" draw:layer="layout" draw:line-skew="-0.199cm" svg:x1="1.9cm" svg:y1="10.638cm" svg:x2="1.401cm" svg:y2="18.151cm" draw:start-shape="id54" draw:end-shape="id57" draw:end-glue-point="3" svg:d="m1900 10638h-1200v7513h701">
          <text:p/>
        </draw:connector>
        <draw:connector draw:style-name="gr17" draw:text-style-name="P1" draw:layer="layout" draw:line-skew="-0.199cm" svg:x1="1.9cm" svg:y1="14.738cm" svg:x2="1.401cm" svg:y2="18.151cm" draw:start-shape="id56" draw:end-shape="id57" draw:end-glue-point="3" svg:d="m1900 14738h-1200v3413h701">
          <text:p/>
        </draw:connector>
        <draw:connector draw:style-name="gr17" draw:text-style-name="P1" draw:layer="layout" draw:line-skew="2.688cm" svg:x1="3.68cm" svg:y1="15.3cm" svg:x2="16.137cm" svg:y2="22.023cm" draw:start-shape="id56" draw:start-glue-point="6" draw:end-shape="id43" draw:end-glue-point="4" svg:d="m3680 15300v6050h12457v673">
          <text:p/>
        </draw:connector>
        <draw:connector draw:style-name="gr17" draw:text-style-name="P1" draw:layer="layout" draw:line-skew="0.888cm" svg:x1="2.4cm" svg:y1="18.9cm" svg:x2="16.137cm" svg:y2="22.023cm" draw:start-shape="id57" draw:start-glue-point="2" draw:end-shape="id43" draw:end-glue-point="4" svg:d="m2400 18900v2450h13737v673">
          <text:p/>
        </draw:connector>
        <draw:frame draw:style-name="gr4" draw:text-style-name="P4" draw:layer="layout" svg:width="1.043cm" svg:height="0.636cm" svg:x="18.64cm" svg:y="22.13cm">
          <draw:text-box>
            <text:p><text:span text:style-name="T1">No</text:span></text:p>
          </draw:text-box>
        </draw:frame>
        <draw:frame draw:style-name="gr3" draw:text-style-name="P4" draw:layer="layout" svg:width="1.045cm" svg:height="0.993cm" svg:x="16.2cm" svg:y="23.235cm">
          <draw:text-box>
            <text:p><text:span text:style-name="T1">Yes</text:span></text:p>
          </draw:text-box>
        </draw:frame>
        <draw:custom-shape draw:style-name="gr1" draw:text-style-name="P2" xml:id="id58" draw:id="id58" draw:layer="layout" svg:width="5.341cm" svg:height="0.798cm" svg:x="13.466cm" svg:y="26.04cm">
          <text:p text:style-name="P1"><text:span text:style-name="T1">Calculate brightness fa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9" draw:id="id59" draw:layer="layout" svg:width="5.341cm" svg:height="0.798cm" svg:x="13.467cm" svg:y="27.54cm">
          <text:p text:style-name="P1"><text:span text:style-name="T1">Calculate and set PWM val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xml:id="id60" draw:id="id60" draw:layer="layout" svg:x1="16.136cm" svg:y1="26.838cm" svg:x2="16.137cm" svg:y2="27.54cm" draw:start-shape="id58" draw:start-glue-point="2" draw:end-shape="id59" draw:end-glue-point="0" svg:d="m16136 26838v352h1v350">
          <text:p/>
        </draw:connector>
        <draw:connector draw:style-name="gr17" draw:text-style-name="P1" draw:layer="layout" draw:line-skew="0.159cm" svg:x1="18.839cm" svg:y1="22.7cm" svg:x2="16.136cm" svg:y2="27.19cm" draw:start-shape="id43" draw:start-glue-point="7" draw:end-shape="id60" draw:end-glue-point="0" svg:d="m18839 22700h661v4490h-3364">
          <text:p/>
        </draw:connector>
        <draw:custom-shape draw:style-name="gr1" draw:text-style-name="P2" xml:id="id61" draw:id="id61" draw:layer="layout" svg:width="3.561cm" svg:height="0.921cm" svg:x="14.369cm" svg:y="23.893cm">
          <text:p text:style-name="P1"><text:span text:style-name="T1">Button … is press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2" draw:id="id62" draw:layer="layout" svg:width="1.72cm" svg:height="0.368cm" svg:x="14.305cm" svg:y="25.044cm">
          <text:p text:style-name="P1"><text:span text:style-name="T1">Incr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3" draw:id="id63" draw:layer="layout" svg:width="1.718cm" svg:height="0.368cm" svg:x="16.273cm" svg:y="25.044cm">
          <text:p text:style-name="P1"><text:span text:style-name="T1">decr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4.369cm" svg:y1="24.354cm" svg:x2="14.305cm" svg:y2="25.228cm" draw:start-shape="id61" draw:start-glue-point="5" draw:end-shape="id62" draw:end-glue-point="3" svg:d="m14369 24354h-565v874h501">
          <text:p/>
        </draw:connector>
        <draw:connector draw:style-name="gr5" draw:text-style-name="P3" draw:layer="layout" svg:x1="17.93cm" svg:y1="24.354cm" svg:x2="17.991cm" svg:y2="25.228cm" draw:start-shape="id61" draw:start-glue-point="7" draw:end-shape="id63" draw:end-glue-point="1" svg:d="m17930 24354h563v874h-502">
          <text:p/>
        </draw:connector>
        <draw:frame draw:style-name="gr9" draw:text-style-name="P4" draw:layer="layout" svg:width="1.708cm" svg:height="0.569cm" svg:x="17.185cm" svg:y="23.7cm">
          <draw:text-box>
            <text:p><text:span text:style-name="T1">decrease</text:span></text:p>
          </draw:text-box>
        </draw:frame>
        <draw:frame draw:style-name="gr10" draw:text-style-name="P4" draw:layer="layout" svg:width="1.666cm" svg:height="0.569cm" svg:x="13.5cm" svg:y="23.749cm">
          <draw:text-box>
            <text:p><text:span text:style-name="T1">increase</text:span></text:p>
          </draw:text-box>
        </draw:frame>
        <draw:connector draw:style-name="gr17" draw:text-style-name="P1" draw:layer="layout" svg:x1="16.137cm" svg:y1="23.376cm" svg:x2="16.15cm" svg:y2="23.893cm" draw:start-shape="id43" draw:start-glue-point="6" draw:end-shape="id61" draw:end-glue-point="4" svg:d="m16137 23376v258h13v259">
          <text:p/>
        </draw:connector>
        <draw:connector draw:style-name="gr17" draw:text-style-name="P1" draw:layer="layout" svg:x1="15.165cm" svg:y1="25.412cm" svg:x2="16.136cm" svg:y2="26.04cm" draw:start-shape="id62" draw:start-glue-point="2" draw:end-shape="id58" draw:end-glue-point="0" svg:d="m15165 25412v315h971v313">
          <text:p/>
        </draw:connector>
        <draw:connector draw:style-name="gr17" draw:text-style-name="P1" draw:layer="layout" svg:x1="17.132cm" svg:y1="25.412cm" svg:x2="16.136cm" svg:y2="26.04cm" draw:start-shape="id63" draw:start-glue-point="2" draw:end-shape="id58" draw:end-glue-point="0" svg:d="m17132 25412v315h-996v313">
          <text:p/>
        </draw:connector>
        <draw:custom-shape draw:style-name="gr1" draw:text-style-name="P2" xml:id="id64" draw:id="id64" draw:layer="layout" svg:width="5.404cm" svg:height="1.353cm" svg:x="22.135cm" svg:y="22.024cm">
          <text:p text:style-name="P1"><text:span text:style-name="T1">Check supply voltag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4" draw:layer="layout" svg:width="1.36cm" svg:height="0.636cm" svg:x="27.34cm" svg:y="22.131cm">
          <draw:text-box>
            <text:p><text:span text:style-name="T1">good</text:span></text:p>
          </draw:text-box>
        </draw:frame>
        <draw:frame draw:style-name="gr19" draw:text-style-name="P4" draw:layer="layout" svg:width="1.8cm" svg:height="0.569cm" svg:x="24.9cm" svg:y="23.236cm">
          <draw:text-box>
            <text:p><text:span text:style-name="T1">Drops out</text:span></text:p>
          </draw:text-box>
        </draw:frame>
        <draw:custom-shape draw:style-name="gr1" draw:text-style-name="P2" xml:id="id65" draw:id="id65" draw:layer="layout" svg:width="5.341cm" svg:height="0.798cm" svg:x="22.166cm" svg:y="24.441cm">
          <text:p text:style-name="P1"><text:span text:style-name="T1">Store runtime values to EEPR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svg:x1="16.137cm" svg:y1="28.338cm" svg:x2="24.837cm" svg:y2="22.024cm" draw:start-shape="id59" draw:start-glue-point="2" draw:end-shape="id64" draw:end-glue-point="4" svg:d="m16137 28338v502h4335v-7318h4365v502">
          <text:p/>
        </draw:connector>
        <draw:connector draw:style-name="gr17" draw:text-style-name="P1" draw:layer="layout" svg:x1="24.837cm" svg:y1="23.377cm" svg:x2="24.836cm" svg:y2="24.441cm" draw:start-shape="id64" draw:end-shape="id65" draw:end-glue-point="0" svg:d="m24837 23377v532h-1v532">
          <text:p/>
        </draw:connector>
        <draw:custom-shape draw:style-name="gr1" draw:text-style-name="P2" xml:id="id67" draw:id="id67" draw:layer="layout" svg:width="5.341cm" svg:height="0.798cm" svg:x="22.124cm" svg:y="27.84cm">
          <text:p text:style-name="P1"><text:span text:style-name="T1">Do watchdog re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6" draw:id="id66" draw:layer="layout" svg:width="4.1cm" svg:height="0.921cm" svg:x="22.8cm" svg:y="26.093cm">
          <text:p text:style-name="P1"><text:span text:style-name="T1">Check supply voltag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line-skew="0cm 1.709cm" svg:x1="22.8cm" svg:y1="26.554cm" svg:x2="24.794cm" svg:y2="27.84cm" draw:start-shape="id66" draw:start-glue-point="5" draw:end-shape="id67" draw:end-glue-point="0" svg:d="m22800 26554h-1178v746h3172v540">
          <text:p/>
        </draw:connector>
        <draw:frame draw:style-name="gr9" draw:text-style-name="P4" draw:layer="layout" svg:width="1.708cm" svg:height="0.569cm" svg:x="25.843cm" svg:y="25.9cm">
          <draw:text-box>
            <text:p><text:span text:style-name="T1">bad</text:span></text:p>
          </draw:text-box>
        </draw:frame>
        <draw:frame draw:style-name="gr10" draw:text-style-name="P4" draw:layer="layout" svg:width="1.666cm" svg:height="0.569cm" svg:x="22.458cm" svg:y="25.949cm">
          <draw:text-box>
            <text:p><text:span text:style-name="T1">good</text:span></text:p>
          </draw:text-box>
        </draw:frame>
        <draw:connector draw:style-name="gr17" draw:text-style-name="P1" xml:id="id68" draw:id="id68" draw:layer="layout" svg:x1="24.836cm" svg:y1="25.239cm" svg:x2="24.85cm" svg:y2="26.093cm" draw:start-shape="id65" draw:start-glue-point="2" draw:end-shape="id66" draw:end-glue-point="4" svg:d="m24836 25239v427h14v427">
          <text:p/>
        </draw:connector>
        <draw:connector draw:style-name="gr17" draw:text-style-name="P1" draw:layer="layout" svg:x1="26.9cm" svg:y1="26.554cm" svg:x2="24.843cm" svg:y2="25.666cm" draw:start-shape="id66" draw:start-glue-point="7" draw:end-shape="id68" draw:end-glue-point="0" svg:d="m26900 26554h502v-888h-2559">
          <text:p/>
        </draw:connector>
        <draw:connector draw:style-name="gr17" draw:text-style-name="P1" draw:layer="layout" draw:line-skew="13.359cm" svg:x1="27.539cm" svg:y1="22.701cm" svg:x2="21.036cm" svg:y2="3.624cm" draw:start-shape="id64" draw:start-glue-point="7" draw:end-shape="id69" draw:end-glue-point="0" svg:d="m27539 22701h13861v-19077h-20364">
          <text:p/>
        </draw:connector>
        <draw:frame draw:style-name="gr20" draw:layer="layout" svg:width="10.1cm" svg:height="0.962cm" svg:x="0.9cm" svg:y="1cm">
          <draw:text-box>
            <text:p>LED Light function structogramm</text:p>
          </draw:text-box>
        </draw:frame>
        <draw:frame draw:style-name="gr21" draw:text-style-name="P6" draw:layer="layout" svg:width="4.6cm" svg:height="1.1cm" svg:x="36.7cm" svg:y="27.7cm">
          <draw:text-box>
            <text:p text:style-name="P6"><text:span text:style-name="T3">©</text:span><text:span text:style-name="T4"> Martin Wagner 2012</text:span></text:p>
            <text:p text:style-name="P6"><text:span text:style-name="T4">www.martins-heimseite.de</text:span><text:span text:style-name="T5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-dash="Dash_20_2" draw:marker-start="Arrow_20_concave" draw:fill-gradient-name="Gradient_20_7" draw:fill-hatch-name="Hatching_20_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Wagner</meta:initial-creator>
    <meta:creation-date>2012-05-25T18:20:14</meta:creation-date>
    <dc:date>2012-05-26T11:16:10</dc:date>
    <dc:creator>Martin Wagner</dc:creator>
    <meta:editing-duration>PT3H1M49S</meta:editing-duration>
    <meta:editing-cycles>38</meta:editing-cycles>
    <meta:generator>LibreOffice/3.4$Unix LibreOffice_project/340m1$Build-502</meta:generator>
    <meta:document-statistic meta:object-count="186"/>
  </office:meta>
</office:document-meta>
</file>